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810" officeooo:paragraph-rsid="000bf810"/>
    </style:style>
    <style:style style:name="P2" style:family="paragraph" style:parent-style-name="Standard" style:list-style-name="L1">
      <style:text-properties officeooo:rsid="000bf810" officeooo:paragraph-rsid="000bf810"/>
    </style:style>
    <style:style style:name="P3" style:family="paragraph" style:parent-style-name="Standard" style:list-style-name="L1">
      <style:text-properties officeooo:paragraph-rsid="000bf810"/>
    </style:style>
    <style:style style:name="P4" style:family="paragraph" style:parent-style-name="Standard" style:list-style-name="L1">
      <style:text-properties officeooo:rsid="000f5ef9" officeooo:paragraph-rsid="000f5ef9"/>
    </style:style>
    <style:style style:name="P5" style:family="paragraph" style:parent-style-name="Standard" style:list-style-name="L1">
      <style:text-properties officeooo:rsid="0011ba97" officeooo:paragraph-rsid="0011ba97"/>
    </style:style>
    <style:style style:name="T1" style:family="text">
      <style:text-properties officeooo:rsid="000bf810"/>
    </style:style>
    <style:style style:name="T2" style:family="text">
      <style:text-properties officeooo:rsid="000dc17f"/>
    </style:style>
    <style:style style:name="T3" style:family="text">
      <style:text-properties officeooo:rsid="000e6972"/>
    </style:style>
    <style:style style:name="T4" style:family="text">
      <style:text-properties officeooo:rsid="001025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Prática 4 - Paralelos</text:p>
      <text:p text:style-name="P1">Elixandre Michal Baldi</text:p>
      <text:p text:style-name="P1">Comparação entre código sequêncial e paralelo.</text:p>
      <text:p text:style-name="P1"/>
      <text:list xml:id="list1651497663732104479" text:style-name="L1">
        <text:list-item>
          <text:p text:style-name="P3"><text:span text:style-name="T1">No presente trabalho, foi calculado a soma das diferenças dos quadrados de duas matriz com dimensões mxm.</text:span></text:p>
        </text:list-item>
        <text:list-item>
          <text:p text:style-name="P2">A máquina testada contém 4 núcleos e 4 GB de RAM.</text:p>
        </text:list-item>
        <text:list-item>
          <text:p text:style-name="P2">Foram realizados <text:span text:style-name="T2">18</text:span> testes para o código sequêncial e <text:span text:style-name="T2">18</text:span> testes para o código paralelo, obtendo os seguintes resultados em segundos. <text:span text:style-name="T3">Para cada código, 6 testes foram usando 1 thread, 6 usando 2 threads e 6 usando 4 threads.</text:span></text:p>
        </text:list-item>
        <text:list-item>
          <text:p text:style-name="P4">A<text:span text:style-name="T4">s</text:span> tabela<text:span text:style-name="T4">s</text:span> a baixo apresenta<text:span text:style-name="T4">m os 36 testes executados, a média dos mesmos, e a baixo uma tabela relacionando as médias com o speedup e com a eficiência, com seus respectivos gráficos.</text:span></text:p>
        </text:list-item>
        <text:list-item>
          <text:p text:style-name="P5">Para o código paralelo, utilizei da biblioteca OPENMP.</text:p>
        </text:list-item>
        <text:list-item>
          <text:p text:style-name="P5">O código encontra-se em anexo, assim como os resultados em forma de planílh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3:21:52.044065578</meta:creation-date>
    <meta:generator>LibreOffice/5.1.6.2$Linux_X86_64 LibreOffice_project/10m0$Build-2</meta:generator>
    <dc:date>2017-11-28T23:43:48.153779394</dc:date>
    <meta:editing-duration>PT21M55S</meta:editing-duration>
    <meta:editing-cycles>6</meta:editing-cycles>
    <meta:document-statistic meta:table-count="0" meta:image-count="0" meta:object-count="0" meta:page-count="1" meta:paragraph-count="9" meta:word-count="140" meta:character-count="791" meta:non-whitespace-character-count="666"/>
  </office:meta>
</office:document-meta>
</file>